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fo:font-weight="normal" officeooo:rsid="001b70a1" officeooo:paragraph-rsid="001e1a3b" style:font-weight-asian="normal" style:font-weight-complex="normal"/>
    </style:style>
    <style:style style:name="P2" style:family="paragraph" style:parent-style-name="Standard">
      <style:text-properties officeooo:rsid="001b70a1" officeooo:paragraph-rsid="001b70a1"/>
    </style:style>
    <style:style style:name="P3" style:family="paragraph" style:parent-style-name="Standard">
      <style:text-properties officeooo:rsid="001c98d2" officeooo:paragraph-rsid="001e1a3b"/>
    </style:style>
    <style:style style:name="P4" style:family="paragraph" style:parent-style-name="Standard">
      <style:text-properties officeooo:rsid="001e1a3b" officeooo:paragraph-rsid="001e1a3b"/>
    </style:style>
    <style:style style:name="P5" style:family="paragraph" style:parent-style-name="Standard">
      <style:text-properties style:text-underline-style="solid" style:text-underline-width="auto" style:text-underline-color="font-color" fo:font-weight="bold" officeooo:rsid="001e1a3b" officeooo:paragraph-rsid="001e1a3b" style:font-weight-asian="bold" style:font-weight-complex="bold"/>
    </style:style>
    <style:style style:name="P6" style:family="paragraph" style:parent-style-name="Standard">
      <style:text-properties officeooo:rsid="002001bd" officeooo:paragraph-rsid="001e1a3b"/>
    </style:style>
    <style:style style:name="P7" style:family="paragraph" style:parent-style-name="Standard">
      <style:text-properties style:text-underline-style="solid" style:text-underline-width="auto" style:text-underline-color="font-color" fo:font-weight="bold" officeooo:rsid="001e1a3b" officeooo:paragraph-rsid="002001b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e1a3b" officeooo:paragraph-rsid="00233801"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b70a1" officeooo:paragraph-rsid="00233801"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33801" officeooo:paragraph-rsid="00233801"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3f701" officeooo:paragraph-rsid="0023f701"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4ed28" officeooo:paragraph-rsid="0024ed28" style:font-weight-asian="bold" style:font-weight-complex="bold"/>
    </style:style>
    <style:style style:name="P13" style:family="paragraph" style:parent-style-name="Standard">
      <style:text-properties officeooo:rsid="001e1a3b" officeooo:paragraph-rsid="001e1a3b"/>
    </style:style>
    <style:style style:name="P14" style:family="paragraph" style:parent-style-name="Standard">
      <style:text-properties officeooo:rsid="001e1a3b" officeooo:paragraph-rsid="00233801"/>
    </style:style>
    <style:style style:name="P15" style:family="paragraph" style:parent-style-name="Standard">
      <style:text-properties officeooo:rsid="001e1a3b" officeooo:paragraph-rsid="0023f701"/>
    </style:style>
    <style:style style:name="P16" style:family="paragraph" style:parent-style-name="Standard" style:list-style-name="L1">
      <style:text-properties officeooo:paragraph-rsid="002001bd"/>
    </style:style>
    <style:style style:name="P17" style:family="paragraph" style:parent-style-name="Standard" style:list-style-name="L1">
      <style:text-properties officeooo:paragraph-rsid="0023f701"/>
    </style:style>
    <style:style style:name="P18" style:family="paragraph" style:parent-style-name="Standard">
      <style:text-properties officeooo:rsid="002001bd" officeooo:paragraph-rsid="002001bd"/>
    </style:style>
    <style:style style:name="P19" style:family="paragraph" style:parent-style-name="Standard" style:list-style-name="L2">
      <style:text-properties style:text-underline-style="none" fo:font-weight="normal" officeooo:rsid="00233801" officeooo:paragraph-rsid="00233801" style:font-weight-asian="normal" style:font-weight-complex="normal"/>
    </style:style>
    <style:style style:name="P20" style:family="paragraph" style:parent-style-name="Standard" style:list-style-name="L2">
      <style:text-properties style:text-underline-style="none" fo:font-weight="normal" officeooo:rsid="00233801" officeooo:paragraph-rsid="0023f701" style:font-weight-asian="normal" style:font-weight-complex="normal"/>
    </style:style>
    <style:style style:name="P21" style:family="paragraph" style:parent-style-name="Standard">
      <style:text-properties style:text-underline-style="none" fo:font-weight="normal" officeooo:rsid="0023f701" officeooo:paragraph-rsid="0023f701" style:font-weight-asian="normal" style:font-weight-complex="normal"/>
    </style:style>
    <style:style style:name="P22" style:family="paragraph" style:parent-style-name="Standard" style:list-style-name="L2">
      <style:text-properties style:text-underline-style="none" fo:font-weight="normal" officeooo:rsid="0023f701" officeooo:paragraph-rsid="0023f701" style:font-weight-asian="normal" style:font-weight-complex="normal"/>
    </style:style>
    <style:style style:name="P23" style:family="paragraph" style:parent-style-name="Standard">
      <style:text-properties style:text-underline-style="none" fo:font-weight="normal" officeooo:rsid="001b70a1" officeooo:paragraph-rsid="0023f701" style:font-weight-asian="normal" style:font-weight-complex="normal"/>
    </style:style>
    <style:style style:name="P24" style:family="paragraph" style:parent-style-name="Standard" style:list-style-name="L2">
      <style:text-properties style:text-underline-style="none" fo:font-weight="normal" officeooo:rsid="001b70a1" officeooo:paragraph-rsid="0023f701" style:font-weight-asian="normal" style:font-weight-complex="normal"/>
    </style:style>
    <style:style style:name="P25" style:family="paragraph" style:parent-style-name="Standard">
      <style:text-properties officeooo:paragraph-rsid="002001bd"/>
    </style:style>
    <style:style style:name="P26" style:family="paragraph" style:parent-style-name="Standard">
      <style:text-properties officeooo:rsid="00233801" officeooo:paragraph-rsid="00233801"/>
    </style:style>
    <style:style style:name="P27" style:family="paragraph" style:parent-style-name="Standard">
      <style:text-properties officeooo:rsid="001b70a1" officeooo:paragraph-rsid="001e1a3b"/>
    </style:style>
    <style:style style:name="P28" style:family="paragraph" style:parent-style-name="Standard">
      <style:text-properties officeooo:rsid="001b70a1" officeooo:paragraph-rsid="0023f701"/>
    </style:style>
    <style:style style:name="P29" style:family="paragraph" style:parent-style-name="Standard" style:list-style-name="L2">
      <style:text-properties officeooo:rsid="001b70a1" officeooo:paragraph-rsid="0023f701"/>
    </style:style>
    <style:style style:name="P30" style:family="paragraph" style:parent-style-name="Standard">
      <style:text-properties officeooo:rsid="001b70a1" officeooo:paragraph-rsid="002001bd"/>
    </style:style>
    <style:style style:name="P31" style:family="paragraph" style:parent-style-name="Standard">
      <style:text-properties officeooo:rsid="0023f701" officeooo:paragraph-rsid="0023f701"/>
    </style:style>
    <style:style style:name="P32" style:family="paragraph" style:parent-style-name="Standard" style:list-style-name="L2">
      <style:text-properties officeooo:rsid="0023f701" officeooo:paragraph-rsid="0023f701"/>
    </style:style>
    <style:style style:name="P33" style:family="paragraph" style:parent-style-name="Standard" style:list-style-name="L3">
      <style:text-properties officeooo:paragraph-rsid="00233801"/>
    </style:style>
    <style:style style:name="P34" style:family="paragraph" style:parent-style-name="Standard" style:list-style-name="L3">
      <style:text-properties officeooo:paragraph-rsid="0023f701"/>
    </style:style>
    <style:style style:name="P35" style:family="paragraph" style:parent-style-name="Standard">
      <style:text-properties officeooo:rsid="001c98d2" officeooo:paragraph-rsid="001b70a1"/>
    </style:style>
    <style:style style:name="P36" style:family="paragraph" style:parent-style-name="Standard">
      <style:text-properties officeooo:rsid="0024ed28" officeooo:paragraph-rsid="0024ed28"/>
    </style:style>
    <style:style style:name="P37" style:family="paragraph" style:parent-style-name="Standard" style:list-style-name="L4">
      <style:text-properties officeooo:rsid="0024ed28" officeooo:paragraph-rsid="0024ed28"/>
    </style:style>
    <style:style style:name="P38" style:family="paragraph" style:parent-style-name="Standard">
      <style:text-properties style:font-name="Liberation Serif" fo:font-size="12pt" officeooo:rsid="00233801" officeooo:paragraph-rsid="00233801" style:font-size-asian="12pt" style:font-size-complex="12pt"/>
    </style:style>
    <style:style style:name="P39" style:family="paragraph" style:parent-style-name="Standard" style:list-style-name="L3">
      <style:text-properties style:font-name="Liberation Serif" fo:font-size="12pt" officeooo:rsid="00233801" officeooo:paragraph-rsid="00233801"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e1a3b" style:font-weight-asian="bold" style:font-weight-complex="bold"/>
    </style:style>
    <style:style style:name="T3" style:family="text">
      <style:text-properties officeooo:rsid="002001b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e1a3b" style:font-weight-asian="normal" style:font-weight-complex="normal"/>
    </style:style>
    <style:style style:name="T6" style:family="text">
      <style:text-properties style:text-underline-style="none" fo:font-weight="normal" officeooo:rsid="0023f701" style:font-weight-asian="normal" style:font-weight-complex="normal"/>
    </style:style>
    <style:style style:name="T7" style:family="text">
      <style:text-properties style:text-underline-style="none" fo:font-weight="normal" officeooo:rsid="0026cf26"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23f701" style:font-weight-asian="bold" style:font-weight-complex="bold"/>
    </style:style>
    <style:style style:name="T10" style:family="text">
      <style:text-properties style:text-underline-style="none" fo:font-weight="bold" officeooo:rsid="001e1a3b" style:font-weight-asian="bold" style:font-weight-complex="bold"/>
    </style:style>
    <style:style style:name="T11" style:family="text">
      <style:text-properties officeooo:rsid="00233801"/>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normal" fo:font-weight="normal" officeooo:rsid="0026cf26"/>
    </style:style>
    <style:style style:name="T14" style:family="text">
      <style:text-properties officeooo:rsid="0023f701"/>
    </style:style>
    <style:style style:name="T15" style:family="text">
      <style:text-properties fo:font-weight="bold" style:font-weight-asian="bold" style:font-weight-complex="bold"/>
    </style:style>
    <style:style style:name="T16" style:family="text">
      <style:text-properties fo:font-weight="bold" officeooo:rsid="0023f701" style:font-weight-asian="bold" style:font-weight-complex="bold"/>
    </style:style>
    <style:style style:name="T17" style:family="text">
      <style:text-properties officeooo:rsid="0024ed28"/>
    </style:style>
    <style:style style:name="T18" style:family="text">
      <style:text-properties officeooo:rsid="0026cf2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etwork elements</text:p>
      <text:p text:style-name="P10"/>
      <text:p text:style-name="P21">One network per GO term. Thus predictions are independent for each GO term*</text:p>
      <text:p text:style-name="P23"><text:span text:style-name="T14">By predicting the function, we aim to report a possible association between the gene and a GO-term. More specifically, the Biological process (BP) category of GO. </text:span></text:p>
      <text:p text:style-name="P11"/>
      <text:list xml:id="list2894241677860459332" text:style-name="L2">
        <text:list-item>
          <text:p text:style-name="P22">Target GO-term: the GO term for which we want to identify genes that are associated. Given the target GO term, we will investigate its possible association with each of the genes in the data set. </text:p>
        </text:list-item>
      </text:list>
      <text:p text:style-name="P21"/>
      <text:list xml:id="list171806167403821" text:continue-numbering="true" text:style-name="L2">
        <text:list-item>
          <text:p text:style-name="P22">Gene of interest: The gene whose association with the target GO term we are interested in at a specific moment. </text:p>
        </text:list-item>
      </text:list>
      <text:p text:style-name="P21"/>
      <text:list xml:id="list171806389246037" text:continue-numbering="true" text:style-name="L2">
        <text:list-item>
          <text:p text:style-name="P19">Nodes: genes <text:span text:style-name="T18">or</text:span> proteins. <text:span text:style-name="T14">In this thesis we work with genes, but sometimes the literature refers to proteins</text:span></text:p>
        </text:list-item>
      </text:list>
      <text:p text:style-name="P8"/>
      <text:list xml:id="list171806318991581" text:continue-numbering="true" text:style-name="L2">
        <text:list-item>
          <text:p text:style-name="P29">label: <text:span text:style-name="T14">a category that specifies whether a node is or not associated with the target GO term. In the network, the labels can be interpreted as the colors of the nodes. And in the script the labels are coded as follows:</text:span></text:p>
          <text:p text:style-name="P32">1: The gen<text:span text:style-name="T18">e</text:span> has the function</text:p>
          <text:p text:style-name="P32">0: The gene is not known to have the function</text:p>
          <text:p text:style-name="P32">-1: The gene may or may not be known to have the function. If the function is known, we hide that information by placing a -1 instead of a 0 or a 1. Predictions are evaluated based on the fraction of genes that are -1 and whose label is known. </text:p>
        </text:list-item>
      </text:list>
      <text:p text:style-name="P28"/>
      <text:list xml:id="list171805236964314" text:continue-numbering="true" text:style-name="L2">
        <text:list-item>
          <text:p text:style-name="P20">E<text:span text:style-name="T14">dg</text:span>es: <text:span text:style-name="T14">Two nodes are linked by an edge if they are co-expressed.</text:span> The <text:span text:style-name="T18">magnitude of the connection is neglected</text:span></text:p>
          <text:p text:style-name="P20"/>
        </text:list-item>
        <text:list-item>
          <text:p text:style-name="P24"><text:span text:style-name="T18">Neighbors.</text:span> <text:span text:style-name="T14">Genes that are co-expressed or linked by an edge</text:span></text:p>
        </text:list-item>
      </text:list>
      <text:p text:style-name="P9"/>
      <text:p text:style-name="P7"/>
      <text:p text:style-name="P15"><text:span text:style-name="T1">sets of genes</text:span></text:p>
      <text:p text:style-name="P15"><text:span text:style-name="T1"/></text:p>
      <text:p text:style-name="P15"><text:span text:style-name="T6"><text:tab/></text:span><text:span text:style-name="T9">(A) </text:span>positive, non-validated-positives, <text:span text:style-name="T11">negatives, reliable negatives, unlabeled, unkown</text:span></text:p>
      <text:p text:style-name="P15"/>
      <text:list xml:id="list1747274285250485695" text:style-name="L3">
        <text:list-item>
          <text:p text:style-name="P33"><text:span text:style-name="T11">positive: known-positive gene with validated proof, where positive means that its association with the target GO term has been validated with experimental evidence scores (EES). We only considered as positives those associations that regard the BP category.</text:span></text:p>
        </text:list-item>
      </text:list>
      <text:p text:style-name="P26"/>
      <text:list xml:id="list171806141927692" text:continue-numbering="true" text:style-name="L3">
        <text:list-item>
          <text:p text:style-name="P33"><text:span text:style-name="T11">Non-validated-positives: the gene is associated with the target GO term but: (1) the association has not been validated with EES, or (2) the association does not regard the BP GO-category</text:span></text:p>
        </text:list-item>
      </text:list>
      <text:p text:style-name="P38"/>
      <text:list xml:id="list171805918614825" text:continue-numbering="true" text:style-name="L3">
        <text:list-item>
          <text:p text:style-name="P39">negatives: genes that are not associated with the GO terms. Since in biology the <text:span text:style-name="T18">l</text:span><text:span text:style-name="T12">ack of evidence for an association does not imply that such a</text:span><text:span text:style-name="T13">n</text:span><text:span text:style-name="T12"> association does not exist, this set of genes </text:span><text:span text:style-name="T13">cannot be knwon.</text:span></text:p>
        </text:list-item>
      </text:list>
      <text:p text:style-name="P38"/>
      <text:list xml:id="list171806177314564" text:continue-numbering="true" text:style-name="L3">
        <text:list-item>
          <text:p text:style-name="P33"><text:span text:style-name="T3">reliable negatives: set of genes that stand for representative set of genes that are not associated with the target GO-term (negative genes). Note that although they stand for </text:span><text:soft-page-break/><text:span text:style-name="T3">representative set of negative genes, we cannot be certain of this. Therefore, more strictly speaking these are genes that are, to some extend, unlikely to be associated with the target GO-term</text:span></text:p>
        </text:list-item>
      </text:list>
      <text:p text:style-name="P26"/>
      <text:list xml:id="list171805592512668" text:continue-numbering="true" text:style-name="L3">
        <text:list-item>
          <text:p text:style-name="P33"><text:span text:style-name="T11">unlabeled: gene that is not known to be associated with the target GO term. This excludes the genes Non-validated-positives genes. The set of unlabeled includes: (1) genes that are associated with the target GO term but whose association is not known yet. These are the ones that we want to identify; (2) The reliable negatives that we aim to extract in the first step of PU-BMRF</text:span></text:p>
        </text:list-item>
      </text:list>
      <text:p text:style-name="P14"/>
      <text:list xml:id="list171805931355571" text:continue-numbering="true" text:style-name="L3">
        <text:list-item>
          <text:p text:style-name="P34"><text:span text:style-name="T18">unknown: a special case of unlabeled gene that is unlabeled for all the GO-terms in the database. Unknown genes are treated differently because we expect that these genes are not associated with any GO term in the database not because they are less functional than the other genes but because, for some reason, their function is more difficult to predict.</text:span></text:p>
        </text:list-item>
      </text:list>
      <text:p text:style-name="P26"/>
      <text:list xml:id="list8572659351160352965" text:style-name="L1">
        <text:list-header>
          <text:p text:style-name="P16"/>
          <text:p text:style-name="P16"><text:span text:style-name="T16">(B) </text:span><text:span text:style-name="T14">training and test</text:span></text:p>
        </text:list-header>
      </text:list>
      <text:p text:style-name="P25"/>
      <text:list xml:id="list171805899346824" text:continue-numbering="true" text:style-name="L1">
        <text:list-item>
          <text:p text:style-name="P17"><text:span text:style-name="T14">train set: a set of genes whose label is either known or unkowun, and that will enter the model with its label. </text:span></text:p>
        </text:list-item>
      </text:list>
      <text:p text:style-name="P31"/>
      <text:list xml:id="list171805710349682" text:continue-numbering="true" text:style-name="L1">
        <text:list-item>
          <text:p text:style-name="P17"><text:span text:style-name="T14">Test: a set of genes whose function is known but hidden (see concept 'label')</text:span></text:p>
        </text:list-item>
      </text:list>
      <text:p text:style-name="P18"/>
      <text:p text:style-name="P30"/>
      <text:p text:style-name="P35"/>
      <text:p text:style-name="P5">fol<text:span text:style-name="T17">d</text:span>s and replicates</text:p>
      <text:p text:style-name="P4"/>
      <text:list xml:id="list1504368634527119726" text:style-name="L4">
        <text:list-item>
          <text:p text:style-name="P37">folds, each fold consists of a set of test and a set of train. In total the test and the <text:span text:style-name="T18">train</text:span> set account for all the genes in the dataset. However the assignation of the genes to the train or test set changes with with k-fold in the crossvalidation. When all the folds are created, each gene has been assigned to the test set once and k-1 time<text:span text:style-name="T18">s</text:span> to the train set. <text:span text:style-name="T18">However, there are some </text:span>genes that <text:span text:style-name="T18">are never included in any</text:span> test set, <text:span text:style-name="T18">an remain always in the</text:span> train set. <text:s/><text:span text:style-name="T18">These genes</text:span> are the <text:span text:style-name="T18">unknown</text:span> genes and the <text:span text:style-name="T11">Non-validated-positives </text:span>genes (<text:span text:style-name="T18">explained</text:span> in <text:span text:style-name="T18">the section</text:span><text:span text:style-name="T4"> '</text:span><text:span text:style-name="T5">sets of genes</text:span><text:span text:style-name="T4">' </text:span><text:span text:style-name="T7">in this appendix</text:span><text:span text:style-name="T4">)</text:span></text:p>
          <text:p text:style-name="P37"/>
        </text:list-item>
        <text:list-item>
          <text:p text:style-name="P37">replicates</text:p>
        </text:list-item>
      </text:list>
      <text:p text:style-name="P36"><text:tab/></text:p>
      <text:p text:style-name="P6"/>
      <text:p text:style-name="P4"/>
      <text:p text:style-name="P5">Other <text:span text:style-name="T17">concepts</text:span></text:p>
      <text:p text:style-name="P3">GO-size filter</text:p>
      <text:p text:style-name="P3"/>
      <text:p text:style-name="P3">features</text:p>
      <text:p text:style-name="P3"/>
      <text:p text:style-name="P4"/>
      <text:p text:style-name="P12">Model parameters</text:p>
      <text:p text:style-name="P4"/>
      <text:p text:style-name="P27"/>
      <text:p text:style-name="P2"/>
      <text:p text:style-name="P2">* <text:span text:style-name="T14">Strictly speaking this is not true. Explained in Part 1 of Materia and meth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weight="normal" officeooo:rsid="001b70a1" officeooo:paragraph-rsid="001e1a3b"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ppenix I- Concep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8T15:14:39.595964531</meta:creation-date>
    <dc:date>2017-10-08T17:17:57.446100455</dc:date>
    <dc:creator>fern </dc:creator>
    <meta:editing-duration>PT50M13S</meta:editing-duration>
    <meta:editing-cycles>5</meta:editing-cycles>
    <meta:generator>LibreOffice/4.4.3.2$Linux_X86_64 LibreOffice_project/88805f81e9fe61362df02b9941de8e38a9b5fd16</meta:generator>
    <meta:document-statistic meta:table-count="0" meta:image-count="0" meta:object-count="0" meta:page-count="2" meta:paragraph-count="36" meta:word-count="754" meta:character-count="4246" meta:non-whitespace-character-count="3539"/>
  </office:meta>
</office:document-meta>
</file>